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34a693" officeooo:paragraph-rsid="001e1694"/>
    </style:style>
    <style:style style:name="P4" style:family="paragraph" style:parent-style-name="Standard" style:list-style-name="L1">
      <style:text-properties officeooo:rsid="0015bc8c" officeooo:paragraph-rsid="0039ce62"/>
    </style:style>
    <style:style style:name="P5" style:family="paragraph" style:parent-style-name="Standard" style:list-style-name="L2">
      <style:paragraph-properties fo:margin-top="0.0791in" fo:margin-bottom="0.0791in" loext:contextual-spacing="false"/>
      <style:text-properties officeooo:rsid="001c4ed6" officeooo:paragraph-rsid="001c4ed6"/>
    </style:style>
    <style:style style:name="P6" style:family="paragraph" style:parent-style-name="Standard" style:list-style-name="L2">
      <style:paragraph-properties fo:margin-top="0.0791in" fo:margin-bottom="0.0791in" loext:contextual-spacing="false"/>
      <style:text-properties officeooo:rsid="001e1694" officeooo:paragraph-rsid="001e1694"/>
    </style:style>
    <style:style style:name="P7" style:family="paragraph" style:parent-style-name="Standard" style:list-style-name="L2">
      <style:paragraph-properties fo:margin-top="0.0791in" fo:margin-bottom="0.0791in" loext:contextual-spacing="false"/>
      <style:text-properties officeooo:rsid="003ac136" officeooo:paragraph-rsid="003ac136"/>
    </style:style>
    <style:style style:name="T1" style:family="text">
      <style:text-properties officeooo:rsid="002294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1103634415" text:style-name="L1">
        <text:list-item>
          <text:p text:style-name="P4">El buscador del maps en registarrte</text:p>
        </text:list-item>
        <text:list-item>
          <text:p text:style-name="P4">el contraste o look o algo del titulo del venueId page</text:p>
        </text:list-item>
        <text:list-item>
          <text:p text:style-name="P4"><text:span text:style-name="T1">Set some real examples </text:span></text:p>
        </text:list-item>
      </text:list>
      <text:p text:style-name="P2"/>
      <text:p text:style-name="P2">Backlog</text:p>
      <text:list xml:id="list265107437" text:style-name="L2">
        <text:list-item>
          <text:p text:style-name="P5">Fetch amenities from Firebase</text:p>
        </text:list-item>
        <text:list-item>
          <text:p text:style-name="P6">Fetch filter options on events page from Firebase</text:p>
        </text:list-item>
        <text:list-item>
          <text:p text:style-name="P7">Fetch countries and cities from Firebase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10T15:21:24.378620462</dc:date>
    <meta:editing-duration>P1DT45M44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8" meta:character-count="258" meta:non-whitespace-character-count="223"/>
  </office:meta>
</office:document-meta>
</file>